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nux Libertine O" svg:font-family="'Linux Libertine O'" style:font-adornments="Regular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O" fo:font-family="'Linux Libertine O'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nux Libertine O" fo:font-family="'Linux Libertine O'" style:font-style-name="Regular" style:font-pitch="variable" fo:font-size="16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5-05T15:00:10.216070968</dc:date>
    <dc:creator>Daniel Jones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